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2.491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632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2.66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3.19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ro6" style:family="table-row">
      <style:table-row-properties style:row-height="2.125cm" fo:break-before="auto" style:use-optimal-row-height="true"/>
    </style:style>
    <style:style style:name="ta1" style:family="table" style:master-page-name="PageStyle_5f_Measure">
      <style:table-properties table:display="true" style:writing-mode="lr-tb"/>
    </style:style>
    <style:style style:name="ta2" style:family="table" style:master-page-name="PageStyle_5f_Contract">
      <style:table-properties table:display="true" style:writing-mode="lr-tb"/>
    </style:style>
    <style:style style:name="ta3" style:family="table" style:master-page-name="PageStyle_5f_Service_20_Quality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0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2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3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3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3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2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asur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Measure (Governance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6.451cm" svg:height="0.991cm" svg:x="2.897cm" svg:y="1.7cm" draw:caption-point-x="-0.76cm" draw:caption-point-y="-0.531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5.151cm" svg:height="0.991cm" svg:x="8.615cm" svg:y="1.7cm" draw:caption-point-x="-0.76cm" draw:caption-point-y="-0.531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6.451cm" svg:height="0.991cm" svg:x="17.124cm" svg:y="1.7cm" draw:caption-point-x="-0.76cm" draw:caption-point-y="-0.531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3" draw:text-style-name="P1" svg:width="5.201cm" svg:height="1.475cm" svg:x="22.619cm" svg:y="1.7cm" draw:caption-point-x="-0.76cm" draw:caption-point-y="-0.531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4" draw:text-style-name="P1" svg:width="3.621cm" svg:height="1.781cm" svg:x="27.445cm" svg:y="1.7cm" draw:caption-point-x="-0.76cm" draw:caption-point-y="-0.531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3.736cm" svg:height="0.991cm" svg:x="29.28cm" svg:y="1.7cm" draw:caption-point-x="-0.81cm" draw:caption-point-y="-0.53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MES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MES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MES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MES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tract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8" table:default-cell-style-name="ce4"/>
        <table:table-column table:style-name="co15" table:default-cell-style-name="ce4"/>
        <table:table-column table:style-name="co16" table:default-cell-style-name="ce4"/>
        <table:table-column table:style-name="co10" table:default-cell-style-name="ce4"/>
        <table:table-column table:style-name="co17" table:default-cell-style-name="ce4"/>
        <table:table-column table:style-name="co18" table:default-cell-style-name="ce4"/>
        <table:table-column table:style-name="co16" table:default-cell-style-name="ce4"/>
        <table:table-column table:style-name="co15" table:default-cell-style-name="ce4"/>
        <table:table-column table:style-name="co19" table:default-cell-style-name="ce4"/>
        <table:table-column table:style-name="co20" table:default-cell-style-name="ce4"/>
        <table:table-column table:style-name="co17" table:default-cell-style-name="ce4"/>
        <table:table-column table:style-name="co16" table:number-columns-repeated="4" table:default-cell-style-name="ce4"/>
        <table:table-column table:style-name="co8" table:number-columns-repeated="6" table:default-cell-style-name="ce4"/>
        <table:table-column table:style-name="co6" table:number-columns-repeated="985" table:default-cell-style-name="ce4"/>
        <table:table-row table:style-name="ro1">
          <table:table-cell table:style-name="ce1" office:value-type="string" table:number-columns-spanned="4" table:number-rows-spanned="1">
            <text:p>Contract (Governance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6">
          <table:table-cell table:style-name="ce2" office:value-type="string">
            <office:annotation draw:style-name="gr5" draw:text-style-name="P1" svg:width="6.451cm" svg:height="0.991cm" svg:x="2.897cm" svg:y="1.7cm" draw:caption-point-x="-0.76cm" draw:caption-point-y="-0.531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6" draw:text-style-name="P1" svg:width="5.151cm" svg:height="0.991cm" svg:x="8.615cm" svg:y="1.7cm" draw:caption-point-x="-0.76cm" draw:caption-point-y="-0.531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7" draw:text-style-name="P1" svg:width="6.451cm" svg:height="0.991cm" svg:x="17.124cm" svg:y="1.7cm" draw:caption-point-x="-0.76cm" draw:caption-point-y="-0.531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8" draw:text-style-name="P1" svg:width="5.201cm" svg:height="1.91cm" svg:x="22.619cm" svg:y="1.7cm" draw:caption-point-x="-0.76cm" draw:caption-point-y="-0.531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9" draw:text-style-name="P1" svg:width="5.036cm" svg:height="1.36cm" svg:x="27.445cm" svg:y="1.7cm" draw:caption-point-x="-0.76cm" draw:caption-point-y="-0.531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7" draw:text-style-name="P1" svg:width="3.027cm" svg:height="1.386cm" svg:x="29.28cm" svg:y="1.7cm" draw:caption-point-x="-0.81cm" draw:caption-point-y="-0.53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0" draw:text-style-name="P1" svg:width="4.588cm" svg:height="1.386cm" svg:x="31.906cm" svg:y="1.65cm" draw:caption-point-x="-0.76cm" draw:caption-point-y="-0.481cm">
              <dc:creator>AJ</dc:creator>
              <dc:date>2010-04-22T00:00:00</dc:date>
              <text:p text:style-name="P1">Functional behavior to be supported within the scope of the contract.</text:p>
            </office:annotation>
            <text:p>Behavior characteristics </text:p>
          </table:table-cell>
          <table:table-cell table:style-name="ce11" office:value-type="string">
            <office:annotation draw:style-name="gr1" draw:text-style-name="P1" svg:width="3.187cm" svg:height="0.991cm" svg:x="34.193cm" svg:y="1.55cm" draw:caption-point-x="-0.76cm" draw:caption-point-y="-0.381cm">
              <dc:creator>AJ</dc:creator>
              <dc:date>2010-04-22T00:00:00</dc:date>
              <text:p text:style-name="P1">Consuming service</text:p>
            </office:annotation>
            <text:p>Service name ‘‘caller’’ </text:p>
          </table:table-cell>
          <table:table-cell table:style-name="ce11" office:value-type="string">
            <office:annotation draw:style-name="gr11" draw:text-style-name="P1" svg:width="2.408cm" svg:height="0.991cm" svg:x="34.29cm" svg:y="0.873cm" draw:caption-point-x="1.429cm" draw:caption-point-y="0.296cm">
              <dc:creator>AJ</dc:creator>
              <dc:date>2010-04-22T00:00:00</dc:date>
              <text:p text:style-name="P1">Providing service</text:p>
            </office:annotation>
            <text:p>Service name ‘‘called’’</text:p>
          </table:table-cell>
          <table:table-cell table:style-name="ce11" office:value-type="string">
            <office:annotation draw:style-name="gr12" draw:text-style-name="P1" svg:width="4.456cm" svg:height="1.386cm" svg:x="39.296cm" svg:y="1.65cm" draw:caption-point-x="-0.76cm" draw:caption-point-y="-0.481cm">
              <dc:creator>AJ</dc:creator>
              <dc:date>2010-04-22T00:00:00</dc:date>
              <text:p text:style-name="P1">Non-functional behavior to be supported within the scope of the contract</text:p>
            </office:annotation>
            <text:p>Service quality characteristics</text:p>
          </table:table-cell>
          <table:table-cell table:style-name="ce11" office:value-type="string">
            <office:annotation draw:style-name="gr10" draw:text-style-name="P1" svg:width="2.482cm" svg:height="2.176cm" svg:x="41.751cm" svg:y="1.65cm" draw:caption-point-x="-0.76cm" draw:caption-point-y="-0.481cm">
              <dc:creator>AJ</dc:creator>
              <dc:date>2010-04-22T00:00:00</dc:date>
              <text:p text:style-name="P1">Degree to which something is available for use.</text:p>
            </office:annotation>
            <text:p>Availability characteristics</text:p>
          </table:table-cell>
          <table:table-cell table:style-name="ce11" office:value-type="string">
            <office:annotation draw:style-name="gr13" draw:text-style-name="P1" svg:width="4.932cm" svg:height="0.991cm" svg:x="44.232cm" svg:y="1.65cm" draw:caption-point-x="-0.76cm" draw:caption-point-y="-0.481cm">
              <dc:creator>AJ</dc:creator>
              <dc:date>2010-04-22T00:00:00</dc:date>
              <text:p text:style-name="P1">Hours during which the service must be available.</text:p>
            </office:annotation>
            <text:p>Service times</text:p>
          </table:table-cell>
          <table:table-cell table:style-name="ce11" office:value-type="string">
            <office:annotation draw:style-name="gr14" draw:text-style-name="P1" svg:width="5.595cm" svg:height="1.386cm" svg:x="46.713cm" svg:y="1.65cm" draw:caption-point-x="-0.76cm" draw:caption-point-y="-0.481cm">
              <dc:creator>AJ</dc:creator>
              <dc:date>2010-04-22T00:00:00</dc:date>
              <text:p text:style-name="P1">Ability to gather information about the state of something</text:p>
              <text:p text:style-name="P1">and control it. </text:p>
            </office:annotation>
            <text:p>Manageability characteristics </text:p>
          </table:table-cell>
          <table:table-cell table:style-name="ce11" office:value-type="string">
            <office:annotation draw:style-name="gr15" draw:text-style-name="P1" svg:width="4.244cm" svg:height="2.571cm" svg:x="49.307cm" svg:y="1.65cm" draw:caption-point-x="-0.76cm" draw:caption-point-y="-0.481cm">
              <dc:creator>AJ</dc:creator>
              <dc:date>2010-04-22T00:00:00</dc:date>
              <text:p text:style-name="P1">Ability to identify problems and take corrective action, such as to repair or upgrade a component in a running system.</text:p>
            </office:annotation>
            <text:p>Serviceability characteristics </text:p>
          </table:table-cell>
          <table:table-cell table:style-name="ce11" office:value-type="string">
            <office:annotation draw:style-name="gr14" draw:text-style-name="P1" svg:width="4.588cm" svg:height="1.386cm" svg:x="52.013cm" svg:y="1.65cm" draw:caption-point-x="-0.76cm" draw:caption-point-y="-0.481cm">
              <dc:creator>AJ</dc:creator>
              <dc:date>2010-04-22T00:00:00</dc:date>
              <text:p text:style-name="P1">Ability of a component to perform its tasks in an appropriate time.</text:p>
            </office:annotation>
            <text:p>Performance characteristics </text:p>
          </table:table-cell>
          <table:table-cell table:style-name="ce11" office:value-type="string">
            <office:annotation draw:style-name="gr16" draw:text-style-name="P1" svg:width="4.323cm" svg:height="1.96cm" svg:x="54.3cm" svg:y="1.65cm" draw:caption-point-x="-0.76cm" draw:caption-point-y="-0.481cm">
              <dc:creator>AJ</dc:creator>
              <dc:date>2010-04-22T00:00:00</dc:date>
              <text:p text:style-name="P1">Response times that the service provider must meet for particular</text:p>
              <text:p text:style-name="P1">operations.</text:p>
            </office:annotation>
            <text:p>Response requirements </text:p>
          </table:table-cell>
          <table:table-cell table:style-name="ce11" office:value-type="string">
            <office:annotation draw:style-name="gr17" draw:text-style-name="P1" svg:width="2.805cm" svg:height="0.991cm" svg:x="53.684cm" svg:y="0.873cm" draw:caption-point-x="2.478cm" draw:caption-point-y="0.296cm">
              <dc:creator>AJ</dc:creator>
              <dc:date>2010-04-22T00:00:00</dc:date>
              <text:p text:style-name="P1">Resistance to failure</text:p>
            </office:annotation>
            <text:p>Reliability characteristics </text:p>
          </table:table-cell>
          <table:table-cell table:style-name="ce11" office:value-type="string">
            <office:annotation draw:style-name="gr14" draw:text-style-name="P1" svg:width="5.438cm" svg:height="1.386cm" svg:x="59.32cm" svg:y="1.65cm" draw:caption-point-x="-0.76cm" draw:caption-point-y="-0.481cm">
              <dc:creator>AJ</dc:creator>
              <dc:date>2010-04-22T00:00:00</dc:date>
              <text:p text:style-name="P1">Contracted requirements on accuracy and completeness of information.</text:p>
            </office:annotation>
            <text:p>Quality of information required </text:p>
          </table:table-cell>
          <table:table-cell table:style-name="ce11" office:value-type="string">
            <office:annotation draw:style-name="gr15" draw:text-style-name="P1" svg:width="4.949cm" svg:height="1.86cm" svg:x="61.607cm" svg:y="1.65cm" draw:caption-point-x="-0.76cm" draw:caption-point-y="-0.481cm">
              <dc:creator>AJ</dc:creator>
              <dc:date>2010-04-22T00:00:00</dc:date>
              <text:p text:style-name="P1">Level of governance and enforcement applied to the contractual parameters for overall service.</text:p>
            </office:annotation>
            <text:p>Contract control requirements</text:p>
          </table:table-cell>
          <table:table-cell table:style-name="ce11" office:value-type="string">
            <office:annotation draw:style-name="gr12" draw:text-style-name="P1" svg:width="5.276cm" svg:height="1.386cm" svg:x="64.005cm" svg:y="1.65cm" draw:caption-point-x="-0.76cm" draw:caption-point-y="-0.481cm">
              <dc:creator>AJ</dc:creator>
              <dc:date>2010-04-22T00:00:00</dc:date>
              <text:p text:style-name="P1">Measures in place to ensure that each service request meets contracted criteria</text:p>
            </office:annotation>
            <text:p>Result control requirements</text:p>
          </table:table-cell>
          <table:table-cell table:style-name="ce11" office:value-type="string">
            <office:annotation draw:style-name="gr12" draw:text-style-name="P1" svg:width="5.056cm" svg:height="1.386cm" svg:x="66.43cm" svg:y="1.65cm" draw:caption-point-x="-0.76cm" draw:caption-point-y="-0.481cm">
              <dc:creator>AJ</dc:creator>
              <dc:date>2010-04-22T00:00:00</dc:date>
              <text:p text:style-name="P1">Ability to restore a system to a working state after an</text:p>
              <text:p text:style-name="P1">interruption.</text:p>
            </office:annotation>
            <text:p>Recoverability characteristics</text:p>
          </table:table-cell>
          <table:table-cell table:style-name="ce11" office:value-type="string">
            <office:annotation draw:style-name="gr13" draw:text-style-name="P1" svg:width="4.301cm" svg:height="0.991cm" svg:x="68.885cm" svg:y="1.65cm" draw:caption-point-x="-0.76cm" draw:caption-point-y="-0.481cm">
              <dc:creator>AJ</dc:creator>
              <dc:date>2010-04-22T00:00:00</dc:date>
              <text:p text:style-name="P1">Ability of a system to be found when needed.</text:p>
            </office:annotation>
            <text:p>Locatability characteristics</text:p>
          </table:table-cell>
          <table:table-cell table:style-name="ce11" office:value-type="string">
            <office:annotation draw:style-name="gr16" draw:text-style-name="P1" svg:width="4.417cm" svg:height="1.96cm" svg:x="71.535cm" svg:y="1.65cm" draw:caption-point-x="-0.76cm" draw:caption-point-y="-0.481cm">
              <dc:creator>AJ</dc:creator>
              <dc:date>2010-04-22T00:00:00</dc:date>
              <text:p text:style-name="P1">Ability of a system to prevent unauthorized access to functions and data.</text:p>
            </office:annotation>
            <text:p>Security characteristics </text:p>
          </table:table-cell>
          <table:table-cell table:style-name="ce11" office:value-type="string">
            <office:annotation draw:style-name="gr18" draw:text-style-name="P1" svg:width="4.126cm" svg:height="0.991cm" svg:x="74.101cm" svg:y="1.65cm" draw:caption-point-x="-0.76cm" draw:caption-point-y="-0.481cm">
              <dc:creator>AJ</dc:creator>
              <dc:date>2010-04-22T00:00:00</dc:date>
              <text:p text:style-name="P1">Protection of data from</text:p>
              <text:p text:style-name="P1">unauthorized access.</text:p>
            </office:annotation>
            <text:p>Privacy characteristics </text:p>
          </table:table-cell>
          <table:table-cell table:style-name="ce11" office:value-type="string">
            <office:annotation draw:style-name="gr10" draw:text-style-name="P1" svg:width="4.55cm" svg:height="1.386cm" svg:x="76.526cm" svg:y="1.65cm" draw:caption-point-x="-0.76cm" draw:caption-point-y="-0.481cm">
              <dc:creator>AJ</dc:creator>
              <dc:date>2010-04-22T00:00:00</dc:date>
              <text:p text:style-name="P1">Ability of a system to ensure that data has not been corrupted.</text:p>
            </office:annotation>
            <text:p>Integrity characteristics </text:p>
          </table:table-cell>
          <table:table-cell table:style-name="ce11" office:value-type="string">
            <office:annotation draw:style-name="gr16" draw:text-style-name="P1" svg:width="4.44cm" svg:height="1.96cm" svg:x="78.925cm" svg:y="1.65cm" draw:caption-point-x="-0.76cm" draw:caption-point-y="-0.481cm">
              <dc:creator>AJ</dc:creator>
              <dc:date>2010-04-22T00:00:00</dc:date>
              <text:p text:style-name="P1">Ability of a system to ensure that the service request originates from an authorized source.</text:p>
            </office:annotation>
            <text:p>Credibility characteristics </text:p>
          </table:table-cell>
          <table:table-cell table:style-name="ce11" office:value-type="string">
            <office:annotation draw:style-name="gr10" draw:text-style-name="P1" svg:width="4.682cm" svg:height="1.781cm" svg:x="81.464cm" svg:y="1.65cm" draw:caption-point-x="-0.76cm" draw:caption-point-y="-0.481cm">
              <dc:creator>AJ</dc:creator>
              <dc:date>2010-04-22T00:00:00</dc:date>
              <text:p text:style-name="P1">Ability of a service to support localized variants for different consumer groups.</text:p>
            </office:annotation>
            <text:p>Localization characteristics </text:p>
          </table:table-cell>
          <table:table-cell table:style-name="ce11" office:value-type="string">
            <office:annotation draw:style-name="gr16" draw:text-style-name="P1" svg:width="4.776cm" svg:height="2.176cm" svg:x="84.645cm" svg:y="1.65cm" draw:caption-point-x="-0.76cm" draw:caption-point-y="-0.481cm">
              <dc:creator>AJ</dc:creator>
              <dc:date>2010-04-22T00:00:00</dc:date>
              <text:p text:style-name="P1">Ability of a service to support international variations in business logic and data representation (such as character set).</text:p>
            </office:annotation>
            <text:p>Internationalization characteristics </text:p>
          </table:table-cell>
          <table:table-cell table:style-name="ce11" office:value-type="string">
            <office:annotation draw:style-name="gr19" draw:text-style-name="P1" svg:width="6.151cm" svg:height="1.386cm" svg:x="87.295cm" svg:y="1.65cm" draw:caption-point-x="-0.76cm" draw:caption-point-y="-0.481cm">
              <dc:creator>AJ</dc:creator>
              <dc:date>2010-04-22T00:00:00</dc:date>
              <text:p text:style-name="P1">Ability of the service to interoperate with different technical environments, inside and outside of the organization.</text:p>
            </office:annotation>
            <text:p>Interoperability characteristics </text:p>
          </table:table-cell>
          <table:table-cell table:style-name="ce11" office:value-type="string">
            <office:annotation draw:style-name="gr8" draw:text-style-name="P1" svg:width="5.151cm" svg:height="2.176cm" svg:x="89.72cm" svg:y="1.65cm" draw:caption-point-x="-0.76cm" draw:caption-point-y="-0.481cm">
              <dc:creator>AJ</dc:creator>
              <dc:date>2010-04-22T00:00:00</dc:date>
              <text:p text:style-name="P1">Ability of the service to grow or shrink its performance or capacity appropriately to the demands of the environment in which it operates.</text:p>
            </office:annotation>
            <text:p>Scalability characteristics </text:p>
          </table:table-cell>
          <table:table-cell table:style-name="ce11" office:value-type="string">
            <office:annotation draw:style-name="gr7" draw:text-style-name="P1" svg:width="4.301cm" svg:height="1.386cm" svg:x="92.145cm" svg:y="1.65cm" draw:caption-point-x="-0.76cm" draw:caption-point-y="-0.481cm">
              <dc:creator>AJ</dc:creator>
              <dc:date>2010-04-22T00:00:00</dc:date>
              <text:p text:style-name="P1">Of data, people, applications, and components.</text:p>
            </office:annotation>
            <text:p>Portability characteristics </text:p>
          </table:table-cell>
          <table:table-cell table:style-name="ce11" office:value-type="string">
            <office:annotation draw:style-name="gr7" draw:text-style-name="P1" svg:width="3.126cm" svg:height="0.991cm" svg:x="94.57cm" svg:y="1.65cm" draw:caption-point-x="-0.76cm" draw:caption-point-y="-0.481cm">
              <dc:creator>AJ</dc:creator>
              <dc:date>2010-04-22T00:00:00</dc:date>
              <text:p text:style-name="P1">Ability to accept new functionality.</text:p>
            </office:annotation>
            <text:p>Extensibility characteristics </text:p>
          </table:table-cell>
          <table:table-cell table:style-name="ce11" office:value-type="string">
            <office:annotation draw:style-name="gr10" draw:text-style-name="P1" svg:width="4.187cm" svg:height="1.386cm" svg:x="96.995cm" svg:y="1.65cm" draw:caption-point-x="-0.76cm" draw:caption-point-y="-0.481cm">
              <dc:creator>AJ</dc:creator>
              <dc:date>2010-04-22T00:00:00</dc:date>
              <text:p text:style-name="P1">Contracted capacity of the service provider to meet requests.</text:p>
            </office:annotation>
            <text:p>Capacity characteristics </text:p>
          </table:table-cell>
          <table:table-cell table:style-name="ce11" office:value-type="string">
            <office:annotation draw:style-name="gr5" draw:text-style-name="P1" svg:width="3.588cm" svg:height="0.991cm" svg:x="99.281cm" svg:y="1.9cm" draw:caption-point-x="-0.76cm" draw:caption-point-y="-0.731cm">
              <dc:creator>AJ</dc:creator>
              <dc:date>2010-04-22T00:00:00</dc:date>
              <text:p text:style-name="P1">Required throughput capacity.</text:p>
            </office:annotation>
            <text:p>Throughput </text:p>
          </table:table-cell>
          <table:table-cell table:style-name="ce11" office:value-type="string">
            <office:annotation draw:style-name="gr13" draw:text-style-name="P1" svg:width="3.823cm" svg:height="1.386cm" svg:x="101.568cm" svg:y="1.65cm" draw:caption-point-x="-0.76cm" draw:caption-point-y="-0.481cm">
              <dc:creator>AJ</dc:creator>
              <dc:date>2010-04-22T00:00:00</dc:date>
              <text:p text:style-name="P1">Time period needed to deliver throughput capacity.</text:p>
            </office:annotation>
            <text:p>Throughput period </text:p>
          </table:table-cell>
          <table:table-cell table:style-name="ce11" office:value-type="string">
            <office:annotation draw:style-name="gr13" draw:text-style-name="P1" svg:width="4.587cm" svg:height="0.991cm" svg:x="103.854cm" svg:y="1.65cm" draw:caption-point-x="-0.76cm" draw:caption-point-y="-0.481cm">
              <dc:creator>AJ</dc:creator>
              <dc:date>2010-04-22T00:00:00</dc:date>
              <text:p text:style-name="P1">Expected future growth rate of service request.</text:p>
            </office:annotation>
            <text:p>Growth </text:p>
          </table:table-cell>
          <table:table-cell table:style-name="ce11" office:value-type="string">
            <office:annotation draw:style-name="gr7" draw:text-style-name="P1" svg:width="3.823cm" svg:height="1.386cm" svg:x="106.14cm" svg:y="1.65cm" draw:caption-point-x="-0.76cm" draw:caption-point-y="-0.481cm">
              <dc:creator>AJ</dc:creator>
              <dc:date>2010-04-22T00:00:00</dc:date>
              <text:p text:style-name="P1">Time period needed to reach the expected growth rate</text:p>
            </office:annotation>
            <text:p>Growth period</text:p>
          </table:table-cell>
          <table:table-cell table:style-name="ce11" office:value-type="string">
            <office:annotation draw:style-name="gr7" draw:text-style-name="P1" svg:width="3.587cm" svg:height="0.991cm" svg:x="108.426cm" svg:y="1.65cm" draw:caption-point-x="-0.76cm" draw:caption-point-y="-0.481cm">
              <dc:creator>AJ</dc:creator>
              <dc:date>2010-04-22T00:00:00</dc:date>
              <text:p text:style-name="P1">Short-term profile of peak service traffic.</text:p>
            </office:annotation>
            <text:p>Peak profile short term</text:p>
          </table:table-cell>
          <table:table-cell table:style-name="ce11" office:value-type="string">
            <office:annotation draw:style-name="gr20" draw:text-style-name="P1" svg:width="3.787cm" svg:height="0.991cm" svg:x="110.712cm" svg:y="1.65cm" draw:caption-point-x="-0.76cm" draw:caption-point-y="-0.481cm">
              <dc:creator>AJ</dc:creator>
              <dc:date>2010-04-22T00:00:00</dc:date>
              <text:p text:style-name="P1">Long-term profile of peak service traffic</text:p>
            </office:annotation>
            <text:p>Peak profile long term</text:p>
          </table:table-cell>
          <table:table-cell table:style-name="ce16" table:number-columns-repeated="985"/>
        </table:table-row>
        <table:table-row table:style-name="ro3">
          <table:table-cell table:style-name="ce3" office:value-type="string">
            <text:p>BA_CTR_01</text:p>
          </table:table-cell>
          <table:table-cell table:style-name="ce3"/>
          <table:table-cell table:style-name="ce6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2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3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4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5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6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7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8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09</text:p>
          </table:table-cell>
          <table:table-cell table:style-name="ce3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35"/>
          <table:table-cell table:number-columns-repeated="985"/>
        </table:table-row>
        <table:table-row table:style-name="ro4">
          <table:table-cell table:style-name="ce3" office:value-type="string">
            <text:p>BA_CTR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35"/>
          <table:table-cell table:number-columns-repeated="985"/>
        </table:table-row>
        <table:table-row table:style-name="ro4">
          <table:table-cell table:style-name="ce3" office:value-type="string">
            <text:p>BA_CTR_12</text:p>
          </table:table-cell>
          <table:table-cell table:style-name="ce3"/>
          <table:table-cell table:style-name="ce10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3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4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5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6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7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8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19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office:value-type="string">
            <text:p>BA_CTR_20</text:p>
          </table:table-cell>
          <table:table-cell table:style-name="ce3" table:number-columns-repeated="2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table:number-columns-repeated="3"/>
          <table:table-cell table:style-name="ce12" table:number-columns-repeated="36"/>
          <table:table-cell table:number-columns-repeated="985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6"/>
          <table:table-cell table:number-columns-repeated="985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6"/>
          <table:table-cell table:number-columns-repeated="985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rvice Quality" table:style-name="ta3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4" table:number-rows-spanned="1">
            <text:p>Service Quality (Governance Extension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6.451cm" svg:height="0.991cm" svg:x="2.897cm" svg:y="1.7cm" draw:caption-point-x="-0.76cm" draw:caption-point-y="-0.531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5.151cm" svg:height="0.991cm" svg:x="8.615cm" svg:y="1.7cm" draw:caption-point-x="-0.76cm" draw:caption-point-y="-0.531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6.451cm" svg:height="0.991cm" svg:x="17.124cm" svg:y="1.7cm" draw:caption-point-x="-0.76cm" draw:caption-point-y="-0.531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3" draw:text-style-name="P1" svg:width="5.201cm" svg:height="1.475cm" svg:x="22.619cm" svg:y="1.7cm" draw:caption-point-x="-0.76cm" draw:caption-point-y="-0.531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4" draw:text-style-name="P1" svg:width="3.621cm" svg:height="1.781cm" svg:x="27.445cm" svg:y="1.7cm" draw:caption-point-x="-0.76cm" draw:caption-point-y="-0.531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3.736cm" svg:height="0.991cm" svg:x="29.28cm" svg:y="1.7cm" draw:caption-point-x="-0.81cm" draw:caption-point-y="-0.531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>
            <text:p>BA_SVQ_01</text:p>
          </table:table-cell>
          <table:table-cell table:style-name="ce3"/>
          <table:table-cell table:style-name="ce6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2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3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4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5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6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7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8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09</text:p>
          </table:table-cell>
          <table:table-cell table:style-name="ce3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SVQ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BA_SVQ_12</text:p>
          </table:table-cell>
          <table:table-cell table:style-name="ce3"/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3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4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5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6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7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8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19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A_SVQ_20</text:p>
          </table:table-cell>
          <table:table-cell table:style-name="ce3" table:number-columns-repeated="2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"/>
          <table:table-cell table:number-columns-repeated="1018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"/>
          <table:table-cell table:number-columns-repeated="1018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asure" style:display-name="PageStyle_Meas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act" style:display-name="PageStyle_Con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_20_Quality" style:display-name="PageStyle_Service Qua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14" meta:object-count="0"/>
    <meta:generator>OpenOffice.org/3.2$Unix OpenOffice.org_project/320m12$Build-9483</meta:generator>
  </office:meta>
</office:document-meta>
</file>